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'historique:</text:p>
      <text:p text:style-name="Standard"/>
      <text:p text:style-name="Standard">Invariants:</text:p>
      <text:p text:style-name="Standard"><text:tab/></text:p>
      <text:p text:style-name="Standard"><text:span text:style-name="T1"><text:tab/>context</text:span> h:Historique <text:span text:style-name="T1">inv</text:span>:</text:p>
      <text:p text:style-name="Standard"><text:tab/><text:tab/>h.vehicules.size() &gt;= 0</text:p>
      <text:p text:style-name="Standard"/>
      <text:p text:style-name="Standard"><text:span text:style-name="T1"><text:tab/>context</text:span> h:Historique <text:span text:style-name="T1">inv</text:span>:</text:p>
      <text:p text:style-name="Standard"><text:tab/><text:tab/>h.parametres.size() &gt;= 0</text:p>
      <text:p text:style-name="Standard"/>
      <text:p text:style-name="Standard">Pre et post conditions:</text:p>
      <text:p text:style-name="Standard"/>
      <text:p text:style-name="Standard"><text:tab/><text:span text:style-name="T1">context</text:span><text:span text:style-name="T2"> Historique::enregistrerVehicule(Vehicule v): Boolean</text:span></text:p>
      <text:p text:style-name="Standard"><text:span text:style-name="T2"><text:tab/></text:span></text:p>
      <text:p text:style-name="Standard"><text:span text:style-name="T2"><text:tab/></text:span><text:span text:style-name="T1">post</text:span><text:span text:style-name="T2"> : </text:span><text:span text:style-name="T3">if</text:span><text:span text:style-name="T2">(this.vehicules.contains(v)) </text:span><text:span text:style-name="T1">implies</text:span><text:span text:style-name="T2"> result = false</text:span></text:p>
      <text:p text:style-name="Standard"><text:span text:style-name="T2"><text:tab/><text:tab/></text:span><text:span text:style-name="T1">else</text:span><text:span text:style-name="T2"> this.vehicules.add(v) and result = true</text:span></text:p>
      <text:p text:style-name="Standard"><text:span text:style-name="T2"/></text:p>
      <text:p text:style-name="Standard"><text:span text:style-name="T2"><text:tab/></text:span><text:span text:style-name="T1">context</text:span><text:span text:style-name="T2"> Historique::enregistrerParametres(Parametre p): Boolean</text:span></text:p>
      <text:p text:style-name="Standard"><text:span text:style-name="T2"><text:tab/><text:tab/></text:span></text:p>
      <text:p text:style-name="Standard"><text:span text:style-name="T2"><text:tab/></text:span><text:span text:style-name="T1">post</text:span><text:span text:style-name="T2">: </text:span><text:span text:style-name="T1">if</text:span><text:span text:style-name="T2">(this.parametres.contains(p)) </text:span><text:span text:style-name="T1">imples</text:span><text:span text:style-name="T2"> result = false<text:tab/></text:span></text:p>
      <text:p text:style-name="Standard"><text:span text:style-name="T2"><text:tab/><text:tab/></text:span><text:span text:style-name="T1">else</text:span><text:span text:style-name="T2"> this.parametres.add(p) and result =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57S</meta:editing-duration>
    <meta:editing-cycles>8</meta:editing-cycles>
    <meta:generator>OpenOffice/4.1.1$Win32 OpenOffice.org_project/411m6$Build-9775</meta:generator>
    <dc:date>2019-02-23T17:48:13.86</dc:date>
    <dc:creator>Marc-Alain Petit</dc:creator>
    <meta:document-statistic meta:table-count="0" meta:image-count="0" meta:object-count="0" meta:page-count="1" meta:paragraph-count="16" meta:word-count="52" meta:character-count="499"/>
    <meta:user-defined meta:name="Info 1"/>
    <meta:user-defined meta:name="Info 2"/>
    <meta:user-defined meta:name="Info 3"/>
    <meta:user-defined meta:name="Info 4"/>
  </office:meta>
</office:document-meta>
</file>